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svg+xml" manifest:full-path="Pictures/200000010000072300000B98EC967D6C.sv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olygon draw:style-name="gr4" draw:text-style-name="P1" draw:layer="layout" svg:width="2.899cm" svg:height="8.499cm" draw:transform="rotate (-3.14159265358979) translate (31.4cm 9.1cm)" svg:viewBox="0 0 2900 8500" draw:points="1800,8500 2900,8500 2900,8000 2400,8000 2400,7100 2900,7100 2900,5400 2400,5400 2400,5100 2900,5100 2900,3400 2400,3400 2400,3100 2900,3100 2900,1400 2400,1400 2400,500 2900,500 2900,0 1800,0 1800,500 1100,500 1100,0 0,0 0,500 500,500 500,1400 0,1400 0,3100 500,3100 500,3400 0,3400 0,5100 500,5100 500,5400 0,5400 0,7100 500,7100 500,8000 0,8000 0,8500 1100,8500 1100,8000 1800,8000">
          <text:p/>
        </draw:polygon>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1cm" svg:y="9.7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1cm" svg:y="10.7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599cm" svg:y="10.6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30.098cm" svg:y="10.6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199cm" svg:x="30.099cm" svg:y="9.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2cm" svg:x="29.598cm" svg:y="9.5cm">
          <text:p/>
          <draw:enhanced-geometry svg:viewBox="0 0 21600 21600" draw:mirror-vertical="false" draw:mirror-horizontal="true" draw:type="rectangle" draw:enhanced-path="M 0 0 L 21600 0 21600 21600 0 21600 0 0 Z N"/>
        </draw:custom-shape>
        <draw:polygon draw:style-name="gr7" draw:text-style-name="P1" draw:layer="layout" svg:width="1.699cm" svg:height="1.499cm" draw:transform="rotate (-1.5707963267949) translate (30.6cm 9.5cm)" svg:viewBox="0 0 1700 1500" draw:points="0,1500 1700,1500 1700,900 1200,900 1200,600 1700,600 17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1cm" svg:height="1.1cm" svg:x="5.05cm" svg:y="20.60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4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9.1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9.1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787cm">
          <text:p/>
          <draw:enhanced-geometry svg:viewBox="0 0 21600 21600" draw:mirror-horizontal="false" draw:mirror-vertical="false" draw:type="rectangle" draw:enhanced-path="M 0 0 L 21600 0 21600 21600 0 21600 0 0 Z N"/>
        </draw:custom-shape>
        <draw:frame draw:style-name="gr9" draw:text-style-name="P3" draw:layer="layout" svg:width="12.516cm" svg:height="1.332cm" svg:x="8.086cm" svg:y="23.205cm">
          <draw:text-box>
            <text:p text:style-name="P2"><text:span text:style-name="T1">JIX Clock <text:s/></text:span><text:span text:style-name="T2">Box version 1.4 </text:span></text:p>
            <text:p text:style-name="P2"><text:span text:style-name="T2">© 2012 Jérôme Cornet &lt;jerome@aldorande.net&gt;</text:span></text:p>
          </draw:text-box>
        </draw:frame>
        <draw:frame draw:style-name="gr10" draw:text-style-name="P5" draw:layer="layout" svg:width="1.493cm" svg:height="1.124cm" svg:x="5.108cm" svg:y="21.9cm">
          <draw:text-box>
            <text:p text:style-name="P4"><text:span text:style-name="T3">DC</text:span></text:p>
            <text:p text:style-name="P4"><text:span text:style-name="T3">3A</text:span></text:p>
          </draw:text-box>
        </draw:frame>
        <draw:frame draw:style-name="gr10" draw:text-style-name="P5" draw:layer="layout" svg:width="1.892cm" svg:height="0.71cm" svg:x="22.909cm" svg:y="21.601cm">
          <draw:text-box>
            <text:p text:style-name="P4"><text:span text:style-name="T3">Mode</text:span></text:p>
          </draw:text-box>
        </draw:frame>
        <draw:frame draw:style-name="gr10" draw:text-style-name="P5" draw:layer="layout" svg:width="3.192cm" svg:height="0.71cm" svg:x="20.309cm" svg:y="20.201cm">
          <draw:text-box>
            <text:p text:style-name="P4"><text:span text:style-name="T3">Increment</text:span></text:p>
          </draw:text-box>
        </draw:frame>
        <draw:frame draw:style-name="gr10" draw:text-style-name="P5" draw:layer="layout" svg:width="1.493cm" svg:height="0.71cm" svg:x="5.109cm" svg:y="19.9cm">
          <draw:text-box>
            <text:p text:style-name="P4"><text:span text:style-name="T3">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polygon draw:style-name="gr4" draw:text-style-name="P1" draw:layer="layout" svg:width="26.899cm" svg:height="2.899cm" draw:transform="rotate (-3.14159265358979) translate (27.6cm 16.2cm)" svg:viewBox="0 0 26900 2900" draw:points="26400,1900 26900,1900 26900,1000 26400,1000 26401,501 25500,500 25500,0 23800,0 23800,500 21400,500 21400,0 15700,0 15700,500 13300,500 13300,0 9600,0 9600,500 7200,500 7200,0 1500,0 1500,500 501,501 500,1000 0,1000 0,1900 500,1900 501,2401 1500,2400 1500,2900 7200,2900 7200,2400 9600,2400 9600,2900 13300,2900 13300,2400 15700,2400 15700,2900 21400,2900 21400,2400 23800,2400 23800,2900 25500,2900 25500,2400 26401,2401">
          <text:p/>
        </draw:polygon>
        <draw:custom-shape draw:style-name="gr3" draw:text-style-name="P1" draw:layer="layout" svg:width="1.1cm" svg:height="0.95cm" svg:x="12.25cm" svg:y="13.8cm">
          <text:p/>
          <draw:enhanced-geometry svg:viewBox="0 0 21600 21600" draw:type="rectangle" draw:enhanced-path="M 0 0 L 21600 0 21600 21600 0 21600 0 0 Z N"/>
        </draw:custom-shape>
        <draw:frame draw:style-name="gr10" draw:text-style-name="P5" draw:layer="layout" svg:width="1.493cm" svg:height="0.71cm" svg:x="12.15cm" svg:y="14.9cm">
          <draw:text-box>
            <text:p text:style-name="P4"><text:span text:style-name="T3">USB</text:span></text:p>
          </draw:text-box>
        </draw:frame>
        <draw:polygon draw:style-name="gr4" draw:text-style-name="P1" draw:layer="layout" svg:width="26.899cm" svg:height="2.899cm" draw:transform="rotate (-3.14159265358979) translate (27.599cm 12.399cm)" svg:viewBox="0 0 26900 2900" draw:points="26400,1900 26900,1900 26900,1000 26400,1000 26401,501 25500,500 25500,0 23800,0 23800,500 21400,500 21400,0 15700,0 15700,500 13300,500 13300,0 9600,0 9600,500 7200,500 7200,0 1500,0 1500,500 501,501 500,1000 0,1000 0,1900 500,1900 501,2401 1500,2400 1500,2900 7200,2900 7200,2400 9600,2400 9600,2900 13300,2900 13300,2400 15700,2400 15700,2900 21400,2900 21400,2400 23800,2400 23800,2900 25500,2900 25500,2400 26401,2401">
          <text:p/>
        </draw:polygon>
        <draw:polygon draw:style-name="gr4" draw:text-style-name="P1" draw:layer="layout" svg:width="2.899cm" svg:height="8.499cm" draw:transform="rotate (-3.14159265358979) translate (31.399cm 25.399cm)" svg:viewBox="0 0 2900 8500" draw:points="1800,8500 2900,8500 2900,8000 2400,8000 2400,7100 2900,7100 2900,5400 2400,5400 2400,5100 2900,5100 2900,3400 2400,3400 2400,3100 2900,3100 2900,1400 2400,1400 2400,500 2900,500 2900,0 1800,0 1800,500 1100,500 1100,0 0,0 0,500 500,500 500,1400 0,1400 0,3100 500,3100 500,3400 0,3400 0,5100 500,5100 500,5400 0,5400 0,7100 500,7100 500,8000 0,8000 0,8500 1100,8500 1100,8000 1800,8000">
          <text:p/>
        </draw:polygon>
        <draw:polygon draw:style-name="gr7" draw:text-style-name="P1" draw:layer="layout" svg:width="1.699cm" svg:height="1.499cm" draw:transform="rotate (-1.5707963267949) translate (30.599cm 11.299cm)" svg:viewBox="0 0 1700 1500" draw:points="0,1500 1700,1500 1700,900 1200,900 1200,600 1700,600 1700,0 0,0">
          <text:p/>
        </draw:polygon>
        <draw:polygon draw:style-name="gr7" draw:text-style-name="P1" draw:layer="layout" svg:width="1.699cm" svg:height="1.499cm" draw:transform="rotate (-1.5707963267949) translate (30.598cm 13.098cm)" svg:viewBox="0 0 1700 1500" draw:points="0,1500 1700,1500 1700,900 1200,900 1200,600 1700,600 1700,0 0,0">
          <text:p/>
        </draw:polygon>
        <draw:polygon draw:style-name="gr7" draw:text-style-name="P1" draw:layer="layout" svg:width="1.699cm" svg:height="1.499cm" draw:transform="rotate (-1.5707963267949) translate (30.597cm 14.897cm)" svg:viewBox="0 0 1700 1500" draw:points="0,1500 1700,1500 1700,900 1200,900 1200,600 1700,600 1700,0 0,0">
          <text:p/>
        </draw:polygon>
        <draw:frame draw:style-name="gr12" draw:text-style-name="P1" draw:layer="layout" svg:width="1.826cm" svg:height="2.967cm" svg:x="2.074cm" svg:y="19.6cm">
          <draw:image xlink:href="Pictures/200000010000072300000B98EC967D6C.sv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8-15T21:42:55</dc:date>
    <meta:editing-duration>P1DT5H8M14S</meta:editing-duration>
    <meta:editing-cycles>50</meta:editing-cycles>
    <meta:generator>LibreOffice/3.5$MacOSX_x86 LibreOffice_project/165a79a-7059095-e13bb37-fef39a4-9503d18</meta:generator>
    <meta:document-statistic meta:object-count="117"/>
  </office:meta>
</office:document-meta>
</file>